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A7000006D3610DC1A9.png"/>
  <manifest:file-entry manifest:media-type="image/png" manifest:full-path="Pictures/1000020100000265000004B7AB757C83.png"/>
  <manifest:file-entry manifest:media-type="image/png" manifest:full-path="Pictures/10000201000004ED000006AF51C6ECE6.png"/>
  <manifest:file-entry manifest:media-type="image/png" manifest:full-path="Pictures/10000201000002650000051CB7DC46E0.png"/>
  <manifest:file-entry manifest:media-type="image/png" manifest:full-path="Pictures/1000020100000361000004C97DEBA3AA.png"/>
  <manifest:file-entry manifest:media-type="image/png" manifest:full-path="Pictures/10000201000004FF000005B35BB1A4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s" fo:country="ES" style:font-size-asian="20pt" style:font-size-complex="2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20pt" fo:language="es" fo:country="ES" style:font-size-asian="20pt" style:font-size-complex="2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1" draw:style-name="gr1" draw:text-style-name="P3" svg:width="11.531cm" svg:height="24.605cm" svg:x="0cm" svg:y="0cm">
        <draw:image xlink:href="Pictures/10000201000002650000051CB7DC46E0.png" xlink:type="simple" xlink:show="embed" xlink:actuate="onLoad">
          <text:p/>
        </draw:image>
      </draw:frame>
      <draw:frame text:anchor-type="page" text:anchor-page-number="0" draw:z-index="2" draw:name="Imagen 2" draw:style-name="gr1" draw:text-style-name="P3" svg:width="12.487cm" svg:height="24.589cm" svg:x="0cm" svg:y="0cm">
        <draw:image xlink:href="Pictures/1000020100000265000004B7AB757C83.png" xlink:type="simple" xlink:show="embed" xlink:actuate="onLoad">
          <text:p/>
        </draw:image>
      </draw:frame>
      <draw:frame text:anchor-type="page" text:anchor-page-number="0" draw:z-index="3" draw:name="Imagen 3" draw:style-name="gr1" draw:text-style-name="P3" svg:width="20.058cm" svg:height="15.823cm" svg:x="0cm" svg:y="0cm">
        <draw:image xlink:href="Pictures/10000201000008A7000006D3610DC1A9.png" xlink:type="simple" xlink:show="embed" xlink:actuate="onLoad">
          <text:p/>
        </draw:image>
      </draw:frame>
      <draw:frame text:anchor-type="page" text:anchor-page-number="0" draw:z-index="5" draw:name="Imagen 4" draw:style-name="gr1" draw:text-style-name="P3" svg:width="15.948cm" svg:height="22.586cm" svg:x="0cm" svg:y="0cm">
        <draw:image xlink:href="Pictures/1000020100000361000004C97DEBA3AA.png" xlink:type="simple" xlink:show="embed" xlink:actuate="onLoad">
          <text:p/>
        </draw:image>
      </draw:frame>
      <draw:frame text:anchor-type="page" text:anchor-page-number="0" draw:z-index="7" draw:name="Imagen 5" draw:style-name="gr1" draw:text-style-name="P3" svg:width="19.516cm" svg:height="22.263cm" svg:x="0cm" svg:y="0cm">
        <draw:image xlink:href="Pictures/10000201000004FF000005B35BB1A42D.png" xlink:type="simple" xlink:show="embed" xlink:actuate="onLoad">
          <text:p/>
        </draw:image>
      </draw:frame>
      <text:p text:style-name="P2"><text:span text:style-name="T1">EJERCICIO 1</text:span></text:p>
      <text:p text:style-name="P1"><draw:frame draw:style-name="fr1" text:anchor-type="char" svg:x="2.298cm" svg:y="0.64cm" svg:width="9.599cm" svg:height="22.281cm" draw:z-index="1"><draw:image xlink:href="Pictures/10000201000002650000051CB7DC46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/></text:p>
      <text:p text:style-name="Standard"><text:soft-page-break/><text:span text:style-name="T1">EJERCICIO 2</text:span></text:p>
      <text:p text:style-name="P1"/>
      <text:p text:style-name="P1"><draw:frame draw:style-name="fr2" draw:name="gráficos1" text:anchor-type="paragraph" svg:x="0.601cm" svg:y="0.039cm" svg:width="14.651cm" svg:height="19.879cm" draw:z-index="9"><draw:image xlink:href="Pictures/10000201000004ED000006AF51C6ECE6.png" xlink:type="simple" xlink:show="embed" xlink:actuate="onLoad"/></draw:frame></text:p>
      <text:p text:style-name="P1"/>
      <text:p text:style-name="P1"/>
      <text:p text:style-name="Standard"><text:soft-page-break/><text:span text:style-name="T1">EJERCICIO 3</text:span></text:p>
      <text:p text:style-name="P1"/>
      <text:p text:style-name="P1"><draw:frame draw:style-name="fr1" text:anchor-type="char" svg:x="-2.611cm" svg:y="0.078cm" svg:width="20.057cm" svg:height="15.822cm" draw:z-index="4"><draw:image xlink:href="Pictures/10000201000008A7000006D3610DC1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EJERCICIO 4</text:span></text:p>
      <text:p text:style-name="P1"><draw:frame draw:style-name="fr1" text:anchor-type="char" svg:x="-0.072cm" svg:y="0.275cm" svg:width="15.947cm" svg:height="22.585cm" draw:z-index="6"><draw:image xlink:href="Pictures/1000020100000361000004C97DEBA3AA.png" xlink:type="simple" xlink:show="embed" xlink:actuate="onLoad"/></draw:frame></text:p>
      <text:p text:style-name="P1"><text:bookmark-start text:name="Bookmark"/></text:p>
      <text:p text:style-name="P1"><text:bookmark-end text:name="Bookmar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EJERCICIO 5</text:span></text:p>
      <text:p text:style-name="Standard"><draw:frame draw:style-name="fr1" text:anchor-type="char" svg:x="-2.524cm" svg:y="0.162cm" svg:width="19.516cm" svg:height="22.262cm" draw:z-index="8"><draw:image xlink:href="Pictures/10000201000004FF000005B35BB1A4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ES" style:font-name-asian="SimSun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language-asian="zh" style:country-asian="CN" style:font-name-complex="F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8T07:51:00</meta:creation-date>
    <meta:initial-creator>google1588768058</meta:initial-creator>
    <dc:creator>jordi r</dc:creator>
    <dc:date>2024-09-30T09:56:26.57</dc:date>
    <meta:editing-cycles>1</meta:editing-cycles>
    <meta:editing-duration>PT2S</meta:editing-duration>
    <meta:generator>OpenOffice/4.1.14$Win32 OpenOffice.org_project/4114m1$Build-9811</meta:generator>
    <meta:document-statistic meta:table-count="0" meta:image-count="5" meta:object-count="0" meta:page-count="5" meta:paragraph-count="5" meta:word-count="10" meta:character-count="55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